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6060" officeooo:paragraph-rsid="000b6060"/>
    </style:style>
    <style:style style:name="P2" style:family="paragraph" style:parent-style-name="Standard">
      <style:text-properties officeooo:rsid="000b6060" officeooo:paragraph-rsid="0013e2b2"/>
    </style:style>
    <style:style style:name="P3" style:family="paragraph" style:parent-style-name="Standard">
      <style:text-properties officeooo:rsid="000b6060" officeooo:paragraph-rsid="0013e2b2"/>
    </style:style>
    <style:style style:name="T1" style:family="text">
      <style:text-properties officeooo:rsid="0013e2b2"/>
    </style:style>
    <style:style style:name="T2" style:family="text">
      <style:text-properties officeooo:rsid="00181b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Peco</text:p>
      <text:p text:style-name="P1"/>
      <text:p text:style-name="P1"><text:span text:style-name="T2">When</text:span> capitalism is killing the planet and central planning does´nt seem very tempting, one might look for other ways to organize the economy. One such way is the participatory economy invented by *Michael Albert* and *Robin Hahnel* called <text:s/>“Parecon”.</text:p>
      <text:p text:style-name="P1"/>
      <text:p text:style-name="P2">This project <text:span text:style-name="T2">tries to </text:span>take <text:span text:style-name="T2">Parecon even</text:span> fu<text:span text:style-name="T1">r</text:span>ther, from <text:span text:style-name="T1">the realms of </text:span>theory into practic<text:span text:style-name="T1">al implementation</text:span>. <text:span text:style-name="T1">By combining the radical ideas of Parecon with </text:span>de<text:span text:style-name="T1">c</text:span>entralized technologies <text:span text:style-name="T1">like blockchains the stage is set for some truly new innovations</text:span>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3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0:29.482579110</meta:creation-date>
    <dc:date>2018-08-26T16:26:55.265765176</dc:date>
    <meta:editing-duration>PT25M48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78" meta:character-count="502" meta:non-whitespace-character-count="425"/>
  </office:meta>
</office:document-meta>
</file>